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formula="of:=100 - SUM([.A2:.B2])" office:value-type="float" office:value="3" calcext:value-type="float">
            <text:p>3</text:p>
          </table:table-cell>
          <table:table-cell/>
          <table:table-cell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12404060364" calcext:value-type="float">
            <text:p>0,0091240406</text:p>
          </table:table-cell>
          <table:table-cell office:value-type="float" office:value="19.8514249325" calcext:value-type="float">
            <text:p>19,8514249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formula="of:=100 - SUM([.A3:.B3])" office:value-type="float" office:value="2.95" calcext:value-type="float">
            <text:p>2,95</text:p>
          </table:table-cell>
          <table:table-cell/>
          <table:table-cell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0.0100300312042" calcext:value-type="float">
            <text:p>0,0100300312</text:p>
          </table:table-cell>
          <table:table-cell office:value-type="float" office:value="19.408946991" calcext:value-type="float">
            <text:p>19,40894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formula="of:=100 - SUM([.A4:.B4])" office:value-type="float" office:value="2.83" calcext:value-type="float">
            <text:p>2,83</text:p>
          </table:table-cell>
          <table:table-cell/>
          <table:table-cell office:value-type="float" office:value="12241" calcext:value-type="float">
            <text:p>12241</text:p>
          </table:table-cell>
          <table:table-cell table:formula="of:=12597-[.E4]" office:value-type="float" office:value="356" calcext:value-type="float">
            <text:p>356</text:p>
          </table:table-cell>
          <table:table-cell office:value-type="float" office:value="0.00939583778381" calcext:value-type="float">
            <text:p>0,0093958378</text:p>
          </table:table-cell>
          <table:table-cell office:value-type="float" office:value="19.3873159885" calcext:value-type="float">
            <text:p>19,3873159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formula="of:=100 - SUM([.A5:.B5])" office:value-type="float" office:value="2.94" calcext:value-type="float">
            <text:p>2,94</text:p>
          </table:table-cell>
          <table:table-cell/>
          <table:table-cell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0.0093629360199" calcext:value-type="float">
            <text:p>0,009362936</text:p>
          </table:table-cell>
          <table:table-cell office:value-type="float" office:value="19.4032440186" calcext:value-type="float">
            <text:p>19,4032440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formula="of:=100 - SUM([.A6:.B6])" office:value-type="float" office:value="2.73" calcext:value-type="float">
            <text:p>2,73</text:p>
          </table:table-cell>
          <table:table-cell/>
          <table:table-cell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0.00936484336853" calcext:value-type="float">
            <text:p>0,0093648434</text:p>
          </table:table-cell>
          <table:table-cell office:value-type="float" office:value="19.3697509766" calcext:value-type="float">
            <text:p>19,3697509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formula="of:=100 - SUM([.A7:.B7])" office:value-type="float" office:value="2.90000000000001" calcext:value-type="float">
            <text:p>2,9</text:p>
          </table:table-cell>
          <table:table-cell/>
          <table:table-cell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0925183296204" calcext:value-type="float">
            <text:p>0,009251833</text:p>
          </table:table-cell>
          <table:table-cell office:value-type="float" office:value="19.4236469269" calcext:value-type="float">
            <text:p>19,4236469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formula="of:=100 - SUM([.A8:.B8])" office:value-type="float" office:value="3.05" calcext:value-type="float">
            <text:p>3,05</text:p>
          </table:table-cell>
          <table:table-cell/>
          <table:table-cell office:value-type="float" office:value="12213" calcext:value-type="float">
            <text:p>12213</text:p>
          </table:table-cell>
          <table:table-cell table:formula="of:=12597-[.E8]" office:value-type="float" office:value="384" calcext:value-type="float">
            <text:p>384</text:p>
          </table:table-cell>
          <table:table-cell office:value-type="float" office:value="0.00974011421204" calcext:value-type="float">
            <text:p>0,0097401142</text:p>
          </table:table-cell>
          <table:table-cell office:value-type="float" office:value="19.3402090073" calcext:value-type="float">
            <text:p>19,3402090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formula="of:=100 - SUM([.A9:.B9])" office:value-type="float" office:value="2.97" calcext:value-type="float">
            <text:p>2,97</text:p>
          </table:table-cell>
          <table:table-cell/>
          <table:table-cell office:value-type="float" office:value="12224" calcext:value-type="float">
            <text:p>12224</text:p>
          </table:table-cell>
          <table:table-cell table:formula="of:=12597-[.E9]" office:value-type="float" office:value="373" calcext:value-type="float">
            <text:p>373</text:p>
          </table:table-cell>
          <table:table-cell office:value-type="float" office:value="0.00921010971069" calcext:value-type="float">
            <text:p>0,0092101097</text:p>
          </table:table-cell>
          <table:table-cell office:value-type="float" office:value="19.3231232166" calcext:value-type="float">
            <text:p>19,3231232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formula="of:=100 - SUM([.A10:.B10])" office:value-type="float" office:value="3.2" calcext:value-type="float">
            <text:p>3,2</text:p>
          </table:table-cell>
          <table:table-cell/>
          <table:table-cell office:value-type="float" office:value="12195" calcext:value-type="float">
            <text:p>12195</text:p>
          </table:table-cell>
          <table:table-cell table:formula="of:=12597-[.E10]" office:value-type="float" office:value="402" calcext:value-type="float">
            <text:p>402</text:p>
          </table:table-cell>
          <table:table-cell office:value-type="float" office:value="0.00915193557739" calcext:value-type="float">
            <text:p>0,0091519356</text:p>
          </table:table-cell>
          <table:table-cell office:value-type="float" office:value="19.3898169994" calcext:value-type="float">
            <text:p>19,389816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formula="of:=100 - SUM([.A11:.B11])" office:value-type="float" office:value="3.44" calcext:value-type="float">
            <text:p>3,44</text:p>
          </table:table-cell>
          <table:table-cell/>
          <table:table-cell office:value-type="float" office:value="12165" calcext:value-type="float">
            <text:p>12165</text:p>
          </table:table-cell>
          <table:table-cell table:formula="of:=12597-[.E11]" office:value-type="float" office:value="432" calcext:value-type="float">
            <text:p>432</text:p>
          </table:table-cell>
          <table:table-cell office:value-type="float" office:value="0.00927209854126" calcext:value-type="float">
            <text:p>0,0092720985</text:p>
          </table:table-cell>
          <table:table-cell office:value-type="float" office:value="19.363574028" calcext:value-type="float">
            <text:p>19,363574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float" office:value="3.001" calcext:value-type="float">
            <text:p>3,00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19.5" calcext:value-type="float">
            <text:p>12219,5</text:p>
          </table:table-cell>
          <table:table-cell table:formula="of:=AVERAGE([.F2:.F11])" office:value-type="float" office:value="377.5" calcext:value-type="float">
            <text:p>377,5</text:p>
          </table:table-cell>
          <table:table-cell table:formula="of:=SUM([.G2:.G11])/10" office:value-type="float" office:value="0.00939037799835" calcext:value-type="float">
            <text:p>0,009390378</text:p>
          </table:table-cell>
          <table:table-cell table:formula="of:=SUM([.H2:.H11])/10" office:value-type="float" office:value="19.42610530854" calcext:value-type="float">
            <text:p>19,426105308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21.1" calcext:value-type="float">
            <text:p>5821,1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number-columns-repeated="3"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office:value-type="float" office:value="6347" calcext:value-type="float">
            <text:p>6347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6.2" calcext:value-type="float">
            <text:p>336,2</text:p>
          </table:table-cell>
          <table:table-cell table:formula="of:=AVERAGE([.J18:.J27])" office:value-type="float" office:value="6398.1" calcext:value-type="float">
            <text:p>6398,1</text:p>
          </table:table-cell>
          <table:table-cell table:number-columns-repeated="3"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office:value-type="float" office:value="6460" calcext:value-type="float">
            <text:p>6460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office:value-type="float" office:value="6323" calcext:value-type="float">
            <text:p>6323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1" calcext:value-type="float">
            <text:p>5821,1</text:p>
          </table:table-cell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office:value-type="float" office:value="6364" calcext:value-type="float">
            <text:p>6364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2" calcext:value-type="float">
            <text:p>336,2</text:p>
          </table:table-cell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float" office:value="6410" calcext:value-type="float">
            <text:p>6410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1.6" calcext:value-type="float">
            <text:p>41,6</text:p>
          </table:table-cell>
          <table:table-cell table:number-columns-repeated="4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6439" calcext:value-type="float">
            <text:p>6439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1" calcext:value-type="float">
            <text:p>6398,1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6412" calcext:value-type="float">
            <text:p>641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05" calcext:value-type="float">
            <text:p>580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float" office:value="6418" calcext:value-type="float">
            <text:p>6418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office:value-type="float" office:value="6326" calcext:value-type="float">
            <text:p>6326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682" calcext:value-type="float">
            <text:p>5682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office:value-type="float" office:value="6482" calcext:value-type="float">
            <text:p>6482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08732237834" calcext:value-type="float">
            <text:p>0,9700087322</text:p>
          </table:table-cell>
          <table:table-cell table:number-columns-repeated="4"/>
          <table:table-cell table:formula="of:=AVERAGE([.G18:.G27])" office:value-type="float" office:value="5821.1" calcext:value-type="float">
            <text:p>5821,1</text:p>
          </table:table-cell>
          <table:table-cell table:formula="of:=AVERAGE([.H18:.H27])" office:value-type="float" office:value="336.2" calcext:value-type="float">
            <text:p>336,2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formula="of:=AVERAGE([.J18:.J27])" office:value-type="float" office:value="6398.1" calcext:value-type="float">
            <text:p>6398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912677621656" calcext:value-type="float">
            <text:p>0,0299912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904293243727" calcext:value-type="float">
            <text:p>0,9929042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7647416955" calcext:value-type="float">
            <text:p>0,950076474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24:29.094018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8-01-17T15:26:14.121225233</dc:date>
    <meta:editing-duration>PT29M37S</meta:editing-duration>
    <meta:editing-cycles>4</meta:editing-cycles>
    <meta:generator>LibreOffice/5.1.6.2$Linux_X86_64 LibreOffice_project/10m0$Build-2</meta:generator>
    <meta:document-statistic meta:table-count="1" meta:cell-count="166" meta:object-count="0"/>
  </office:meta>
</office:document-meta>
</file>